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GET_GLOBAL_ASL</text:p>
      <text:p text:style-name="P2"><text:a xlink:type="simple" xlink:href="../DungeonCraftHelp.html">DungeonCraft Help Home</text:a></text:p>
      <text:p text:style-name="P3">$GET_GLOBAL_ASL(Keyword)</text:p>
      <text:p text:style-name="P3">$SET_GLOBAL_ASL(Keyword,Value)</text:p>
      <text:p text:style-name="P3">$IF_GLOBAL_ASL(Keyword)</text:p>
      <text:p text:style-name="P3">$DELETE_GLOBAL_ASL(Keyword)</text:p>
      <text:p text:style-name="P2">Keyword is the (case-sensitive) keyword value.</text:p>
      <text:p text:style-name="P2">Value is the string associated with the given keyword.</text:p>
      <text:p text:style-name="P2">Used to manipulate the Global Associated String List (ASL). <text:s/>$SET and $GET return the value, $IF returns "1" if the keyword exists else "", and $DELETE returns "".</text:p>
      <text:p text:style-name="P2">See <text:a xlink:type="simple" xlink:href="../GPDLAssociatedStringLists.html">Associated String List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50:06</meta:creation-date>
    <meta:generator>OpenOffice.org/3.2$Win32 OpenOffice.org_project/320m12$Build-9483</meta:generator>
    <meta:editing-cycles>2</meta:editing-cycles>
    <meta:editing-duration>PT00H01M47S</meta:editing-duration>
    <dc:title>$GET_GLOBAL_ASL</dc:title>
    <dc:date>2010-05-09T17:07:10.50</dc:date>
    <dc:creator>Paul Stevens</dc:creator>
    <meta:document-statistic meta:table-count="0" meta:image-count="0" meta:object-count="0" meta:page-count="1" meta:paragraph-count="10" meta:word-count="56" meta:character-count="436"/>
  </office:meta>
</office:document-meta>
</file>